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19.01.2012 <text:span text:style-name="T1">Версия 0.49</text:span>a <text:span text:style-name="T1">Исправление</text:span></text:p>
      <text:p text:style-name="P2"><text:span text:style-name="T1">- исправлена проблема неправильного считывания фонта из-за несвоевременного переключения отображаемых экранов.</text:span></text:p>
      <text:p text:style-name="P2"><text:span text:style-name="T1">- исправлено отображение некоторых регистров процессора.</text:span></text:p>
      <text:p text:style-name="P3"/>
      <text:p text:style-name="P3">18.01.2012 Версия 0.49 Добавление</text:p>
      <text:p text:style-name="P3">- добавлена поддержка волшебной кнопки <text:span text:style-name="T2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3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oft-page-break/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><text:soft-page-break/></text:p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<text:soft-page-break/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oft-page-break/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<text:soft-page-break/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<text:soft-page-break/>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19T20:14:21.09</dc:date>
    <meta:editing-duration>P26DT10H22M26S</meta:editing-duration>
    <meta:editing-cycles>137</meta:editing-cycles>
    <meta:generator>LibreOffice/3.4$Win32 LibreOffice_project/340m1$Build-502</meta:generator>
    <meta:document-statistic meta:table-count="0" meta:image-count="0" meta:object-count="0" meta:page-count="7" meta:paragraph-count="214" meta:word-count="2682" meta:character-count="18479" meta:non-whitespace-character-count="15995"/>
  </office:meta>
</office:document-meta>
</file>